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a4918" officeooo:paragraph-rsid="000a4918"/>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a4918" officeooo:paragraph-rsid="000a4918"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c0698" officeooo:paragraph-rsid="000c0698" style:font-size-asian="14pt" style:font-weight-asian="bold" style:font-size-complex="16pt" style:font-weight-complex="bold"/>
    </style:style>
    <style:style style:name="P4" style:family="paragraph" style:parent-style-name="Standard">
      <style:paragraph-properties fo:text-align="start" style:justify-single-word="false"/>
      <style:text-properties officeooo:paragraph-rsid="000a4918"/>
    </style:style>
    <style:style style:name="P5" style:family="paragraph" style:parent-style-name="Standard">
      <style:paragraph-properties fo:text-align="start" style:justify-single-word="false"/>
      <style:text-properties officeooo:paragraph-rsid="000b1454"/>
    </style:style>
    <style:style style:name="P6" style:family="paragraph" style:parent-style-name="Standard" style:list-style-name="L2">
      <style:paragraph-properties fo:text-align="start" style:justify-single-word="false"/>
      <style:text-properties officeooo:rsid="000b1454" officeooo:paragraph-rsid="000b1454"/>
    </style:style>
    <style:style style:name="P7" style:family="paragraph" style:parent-style-name="Standard">
      <style:paragraph-properties fo:text-align="start" style:justify-single-word="false"/>
      <style:text-properties officeooo:rsid="000b1454" officeooo:paragraph-rsid="000b1454"/>
    </style:style>
    <style:style style:name="P8" style:family="paragraph" style:parent-style-name="Standard" style:list-style-name="L1">
      <style:paragraph-properties fo:text-align="start" style:justify-single-word="false"/>
      <style:text-properties fo:font-style="italic" officeooo:rsid="000a4918" officeooo:paragraph-rsid="000a4918" style:font-style-asian="italic" style:font-style-complex="italic"/>
    </style:style>
    <style:style style:name="P9" style:family="paragraph" style:parent-style-name="Standard" style:list-style-name="L2">
      <style:paragraph-properties fo:text-align="start" style:justify-single-word="false"/>
      <style:text-properties fo:font-style="italic" officeooo:rsid="000b1454" officeooo:paragraph-rsid="000b1454" style:font-style-asian="italic" style:font-style-complex="italic"/>
    </style:style>
    <style:style style:name="P10" style:family="paragraph" style:parent-style-name="Standard">
      <style:paragraph-properties fo:text-align="start" style:justify-single-word="false"/>
      <style:text-properties officeooo:rsid="000c0698" officeooo:paragraph-rsid="000c0698"/>
    </style:style>
    <style:style style:name="P11" style:family="paragraph" style:parent-style-name="Standard">
      <style:paragraph-properties fo:text-align="center" style:justify-single-word="false"/>
      <style:text-properties fo:font-size="15pt" style:text-underline-style="none" fo:font-weight="bold" officeooo:rsid="000c0698" officeooo:paragraph-rsid="000c0698" style:font-size-asian="15pt" style:font-weight-asian="bold" style:font-size-complex="15pt" style:font-weight-complex="bold"/>
    </style:style>
    <style:style style:name="T1"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2" style:family="text">
      <style:text-properties fo:font-size="13pt" fo:font-style="normal" style:text-underline-style="none" fo:font-weight="normal" officeooo:rsid="000a4918" style:font-size-asian="11.3500003814697pt" style:font-style-asian="normal" style:font-weight-asian="normal" style:font-size-complex="13pt" style:font-style-complex="normal" style:font-weight-complex="normal"/>
    </style:style>
    <style:style style:name="T3" style:family="text">
      <style:text-properties fo:font-size="13pt" fo:font-style="normal" style:text-underline-style="none" fo:font-weight="normal" officeooo:rsid="000b1454" style:font-size-asian="11.3500003814697pt" style:font-style-asian="normal" style:font-weight-asian="normal" style:font-size-complex="13pt" style:font-style-complex="normal" style:font-weight-complex="normal"/>
    </style:style>
    <style:style style:name="T4" style:family="text">
      <style:text-properties fo:font-size="13pt" fo:font-style="normal" style:text-underline-style="none" fo:font-weight="normal" officeooo:rsid="000c0698" style:font-size-asian="11.3500003814697pt" style:font-style-asian="normal" style:font-weight-asian="normal" style:font-size-complex="13pt" style:font-style-complex="normal" style:font-weight-complex="normal"/>
    </style:style>
    <style:style style:name="T5" style:family="text">
      <style:text-properties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T6" style:family="text">
      <style:text-properties fo:font-size="13pt" fo:font-style="italic" style:text-underline-style="none" fo:font-weight="normal" officeooo:rsid="000b1454" style:font-size-asian="11.3500003814697pt" style:font-style-asian="italic" style:font-weight-asian="normal" style:font-size-complex="13pt" style:font-style-complex="italic" style:font-weight-complex="normal"/>
    </style:style>
    <style:style style:name="T7" style:family="text">
      <style:text-properties fo:font-size="13pt" style:text-underline-style="none" fo:font-weight="normal" style:font-size-asian="11.3500003814697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ay private in public</text:p>
      <text:p text:style-name="P11">Milo De Nadai 5AI</text:p>
      <text:p text:style-name="P3"/>
      <text:p text:style-name="P4"><text:span text:style-name="T2">Facebook is one of, if not the biggest social network in the world, and most of its exponential growth in the past few years is due to its tendency to incentivi</text:span><text:span text:style-name="T4">z</text:span><text:span text:style-name="T2">e user interaction and sharing of personal information. This is obviously healthy for Facebook’s growth, but it also means that the site’s users should be careful about what they share and who they are sharing it with.</text:span></text:p>
      <text:p text:style-name="P1"><text:span text:style-name="T1"/></text:p>
      <text:p text:style-name="P1"><text:span text:style-name="T1">Facebook’s privacy settings split users into 3 categories: </text:span></text:p>
      <text:list xml:id="list2666639610" text:style-name="L1">
        <text:list-item>
          <text:p text:style-name="P8"><text:span text:style-name="T7">Friends</text:span></text:p>
        </text:list-item>
        <text:list-item>
          <text:p text:style-name="P8"><text:span text:style-name="T7">Friends of friends</text:span></text:p>
        </text:list-item>
        <text:list-item>
          <text:p text:style-name="P8"><text:span text:style-name="T7">Everyone</text:span></text:p>
        </text:list-item>
      </text:list>
      <text:p text:style-name="P1"><text:span text:style-name="T1"/></text:p>
      <text:p text:style-name="P4"><text:span text:style-name="T2">You can choose to share </text:span><text:span text:style-name="T3">your information or posts</text:span><text:span text:style-name="T2"> with any of these 3, as well as hide posts from specific people or block certain profiles entirely.</text:span></text:p>
      <text:p text:style-name="P1"><text:span text:style-name="T1"><text:s/>If you decide to restrict viewing of your profile to a certain category, the remaining users will be able to see your name and profile picture by conducting a search, but all your details and other content you’ve posted will be hidden.</text:span></text:p>
      <text:p text:style-name="P1"><text:span text:style-name="T1"/></text:p>
      <text:p text:style-name="P4"><text:span text:style-name="T2">The </text:span><text:span text:style-name="T3">4 most important options in the privacy settings are the following:</text:span></text:p>
      <text:list xml:id="list3502863782" text:style-name="L2">
        <text:list-item>
          <text:p text:style-name="P9"><text:span text:style-name="T7">See your friend list</text:span></text:p>
        </text:list-item>
        <text:list-item>
          <text:p text:style-name="P9"><text:span text:style-name="T7">See your education and work</text:span></text:p>
        </text:list-item>
        <text:list-item>
          <text:p text:style-name="P9"><text:span text:style-name="T7">See your current city and hometown</text:span></text:p>
        </text:list-item>
        <text:list-item>
          <text:p text:style-name="P9"><text:span text:style-name="T7">See your likes</text:span></text:p>
        </text:list-item>
      </text:list>
      <text:p text:style-name="P7"><text:span text:style-name="T1"/></text:p>
      <text:p text:style-name="P7"><text:span text:style-name="T1">It is highly recommended to set all of them to </text:span><text:span text:style-name="T5">Friends only, </text:span><text:span text:style-name="T1">so that any sensitive information present on your profile will only be visible to the people you have already accepted into your friends list.</text:span></text:p>
      <text:p text:style-name="P5"><text:span text:style-name="T3">You can further customize your privacy settings by clicking the </text:span><text:span text:style-name="T6">Customize settings </text:span><text:span text:style-name="T3">link.</text:span></text:p>
      <text:p text:style-name="P5"><text:span text:style-name="T3"/></text:p>
      <text:p text:style-name="P7"><text:span text:style-name="T1">From within the </text:span><text:span text:style-name="T5">Customize settings </text:span><text:span text:style-name="T1">tab you can also control what happens when your friends tag you in posts. If you’re tagged in a post or a photo, the privacy settings of the person who posted it will be applied to the post, not yours, so it’s important to know what posts you want and don’t want to be included in.</text:span></text:p>
      <text:p text:style-name="P5"><text:span text:style-name="T3">For example, you can decide whether your friends can check you into places, which would share your current location. You can also remove your tag from specific photos you might not want to be associated with, by clicking on your tag on said photo and choosing “</text:span><text:span text:style-name="T6">Remove</text:span><text:span text:style-name="T3">”.</text:span></text:p>
      <text:p text:style-name="P7"><text:span text:style-name="T1"/></text:p>
      <text:p text:style-name="P10"><text:span text:style-name="T1">Another security concern within the Facebook app is authorizations for third-party apps. </text:span></text:p>
      <text:p text:style-name="P10"><text:span text:style-name="T1">Many applications will ask to be able to see your email or your phone number, so it’s important to really know that you trust the apps you authorize in order to avoid potential spam or even unwanted posts on your profile.</text:span></text:p>
      <text:list xml:id="list171123920404725" text:continue-numbering="true" text:style-name="L2">
        <text:list-header>
          <text:p text:style-name="P6"><text:span text:style-name="T1"/></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6T16:42:31.700000000</meta:creation-date>
    <dc:date>2020-04-16T17:11:23.481000000</dc:date>
    <meta:editing-duration>PT5M41S</meta:editing-duration>
    <meta:editing-cycles>1</meta:editing-cycles>
    <meta:document-statistic meta:table-count="0" meta:image-count="0" meta:object-count="0" meta:page-count="1" meta:paragraph-count="21" meta:word-count="405" meta:character-count="2255" meta:non-whitespace-character-count="1875"/>
    <meta:generator>LibreOffice/6.4.0.3$Windows_X86_64 LibreOffice_project/b0a288ab3d2d4774cb44b62f04d5d28733ac6df8</meta:generator>
  </office:meta>
</office:document-meta>
</file>